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Heading_20_1">
      <style:text-properties fo:color="#000000" loext:opacity="100%" style:font-name="Liberation Sans" fo:language="cs" fo:country="CZ" fo:font-weight="normal" officeooo:rsid="001fda24" officeooo:paragraph-rsid="001fda24" style:font-weight-asian="normal" style:font-weight-complex="normal"/>
    </style:style>
    <style:style style:name="P2" style:family="paragraph" style:parent-style-name="Heading_20_2">
      <style:text-properties fo:color="#000000" loext:opacity="100%" style:font-name="Liberation Sans" fo:language="cs" fo:country="CZ" fo:font-weight="normal" officeooo:paragraph-rsid="001fda24" style:font-weight-asian="normal" style:font-weight-complex="normal"/>
    </style:style>
    <style:style style:name="P3" style:family="paragraph" style:parent-style-name="Text_20_body">
      <style:text-properties fo:color="#000000" loext:opacity="100%" fo:language="cs" fo:country="CZ" fo:font-weight="normal" officeooo:rsid="001fda24" officeooo:paragraph-rsid="001fda24" style:font-weight-asian="normal" style:font-weight-complex="normal"/>
    </style:style>
    <style:style style:name="P4" style:family="paragraph" style:parent-style-name="Text_20_body" style:list-style-name="L1">
      <style:text-properties fo:color="#000000" loext:opacity="100%" fo:language="cs" fo:country="CZ" fo:font-weight="normal" officeooo:rsid="001fda24" officeooo:paragraph-rsid="0022cacf" style:font-weight-asian="normal" style:font-weight-complex="normal"/>
    </style:style>
    <style:style style:name="P5" style:family="paragraph" style:parent-style-name="Text_20_body" style:list-style-name="L1">
      <style:paragraph-properties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color="#000000" loext:opacity="100%" fo:language="cs" fo:country="CZ" fo:font-weight="normal" officeooo:rsid="001fda24" officeooo:paragraph-rsid="0023b972" style:font-weight-asian="normal" style:font-weight-complex="normal"/>
    </style:style>
    <style:style style:name="P6" style:family="paragraph" style:parent-style-name="Text_20_body">
      <style:paragraph-properties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color="#000000" loext:opacity="100%" fo:language="cs" fo:country="CZ" fo:font-weight="normal" officeooo:rsid="002710da" officeooo:paragraph-rsid="002710da" style:font-weight-asian="normal" style:font-weight-complex="normal"/>
    </style:style>
    <style:style style:name="P7" style:family="paragraph" style:parent-style-name="Text_20_body" style:list-style-name="L2">
      <style:paragraph-properties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color="#000000" loext:opacity="100%" fo:language="cs" fo:country="CZ" fo:font-weight="normal" officeooo:rsid="002710da" officeooo:paragraph-rsid="002710da" style:font-weight-asian="normal" style:font-weight-complex="normal"/>
    </style:style>
    <style:style style:name="P8" style:family="paragraph" style:parent-style-name="Text_20_body">
      <style:paragraph-properties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color="#000000" loext:opacity="100%" fo:language="cs" fo:country="CZ" fo:font-weight="normal" officeooo:rsid="0028fe48" officeooo:paragraph-rsid="0028fe48" style:font-weight-asian="normal" style:font-weight-complex="normal"/>
    </style:style>
    <style:style style:name="P9" style:family="paragraph" style:parent-style-name="Text_20_body">
      <style:paragraph-properties fo:break-before="pag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color="#000000" loext:opacity="100%" fo:language="cs" fo:country="CZ" fo:font-weight="normal" officeooo:rsid="001fda24" officeooo:paragraph-rsid="0023b972" style:font-weight-asian="normal" style:font-weight-complex="normal"/>
    </style:style>
    <style:style style:name="P10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officeooo:rsid="001fda24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23b972"/>
    </style:style>
    <style:style style:name="T4" style:family="text">
      <style:text-properties style:font-name="Liberation Sans" officeooo:rsid="00207ba4"/>
    </style:style>
    <style:style style:name="T5" style:family="text">
      <style:text-properties style:font-name="Liberation Sans" officeooo:rsid="0022cacf"/>
    </style:style>
    <style:style style:name="T6" style:family="text">
      <style:text-properties style:font-name="Liberation Sans" officeooo:rsid="00218b8a"/>
    </style:style>
    <style:style style:name="T7" style:family="text">
      <style:text-properties style:font-name="Liberation Sans" officeooo:rsid="00243253"/>
    </style:style>
    <style:style style:name="T8" style:family="text">
      <style:text-properties style:font-name="Liberation Sans" officeooo:rsid="00259a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color="#000000" draw:fill="none" draw:fill-color="#ffffff" fo:min-height="0.634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7" style:family="graphic">
      <style:graphic-properties draw:stroke="none" svg:stroke-color="#000000" draw:fill="none" draw:fill-color="#ffffff" fo:min-height="0.58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8" style:family="graphic">
      <style:graphic-properties draw:stroke="none" svg:stroke-color="#000000" draw:fill="none" draw:fill-color="#ffffff" fo:min-height="0.656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9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0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KSP-34-2-3</text:h>
      <text:h text:style-name="P2" text:outline-level="2"><text:span text:style-name="T1">Na Hroších pláních</text:span></text:h>
      <text:p text:style-name="P3"><text:span text:style-name="T2">Abychom přišli na to zda se dva </text:span><text:span text:style-name="T3">konvexní i nekonvexní</text:span><text:span text:style-name="T2"> n-úhelníky překrývají potřebujeme otestovat dvě věci:</text:span></text:p>
      <text:list xml:id="list2784768010" text:style-name="L1">
        <text:list-item>
          <text:p text:style-name="P4"><text:span text:style-name="T2">Zda se nenachází minimálně jeden bod z jednoho n-úhelníku v druhém.<text:line-break/>To zjistíme tak, že spočítáme v jakémkoliv směru v </text:span><text:span text:style-name="T7">jednom bodu</text:span><text:span text:style-name="T2"> </text:span><text:span text:style-name="T7">od obou n-úhelníků</text:span><text:span text:style-name="T2"> </text:span><text:span text:style-name="T4">kolika projdeme hranami druhého n-úhelníku, </text:span><text:span text:style-name="T5">označíme jako x. Pokud </text:span><text:span text:style-name="T5"><draw:g text:anchor-type="as-char" svg:y="-0.1236in" draw:z-index="8" draw:style-name="gr1"><svg:title>TexMaths</svg:title><svg:desc>12§display§2 | x§svg§600§FALSE§</svg:desc><draw:g draw:style-name="gr2"><draw:path draw:style-name="gr45" draw:text-style-name="P10" svg:width="0.198in" svg:height="0.1476in" svg:x="0.0004in" svg:y="0.0087in" svg:viewBox="0 0 504 376" svg:d="M0 0c168 0 337 0 504 0 0 125 0 251 0 376-167 0-336 0-504 0 0-125 0-251 0-376z"><text:p/></draw:path><draw:path draw:style-name="gr46" draw:text-style-name="P11" svg:width="0.0657in" svg:height="0.1098in" svg:x="0.0004in" svg:y="0.0138in" svg:viewBox="0 0 168 280" svg:d="M32 248c15-15 30-29 45-44 66-57 91-80 91-122 0-48-39-82-90-82-47 0-78 40-78 77 0 23 20 23 22 23 7 0 21-5 21-22 0-11-7-22-21-22-4 0-5 0-6 0 9-27 32-43 57-43 38 0 56 35 56 69 0 33-21 67-44 93-28 31-54 59-81 89-4 4-4 5-4 16 51 0 103 0 156 0 3-24 7-48 12-72-4 0-8 0-11 0-3 11-5 30-10 36-2 4-31 4-39 4-25 0-51 0-76 0z"><text:p/></draw:path><draw:path draw:style-name="gr47" draw:text-style-name="P11" svg:width="0.0063in" svg:height="0.165in" svg:x="0.0941in" svg:y="0in" svg:viewBox="0 0 17 420" svg:d="M17 16c0-9 0-16-9-16-8 0-8 7-8 16 0 129 0 258 0 388 0 8 0 16 8 16 9 0 9-8 9-16 0-130 0-259 0-388z"><text:p/></draw:path><draw:path draw:style-name="gr48" draw:text-style-name="P11" svg:width="0.0823in" svg:height="0.0744in" svg:x="0.1248in" svg:y="0.0512in" svg:viewBox="0 0 210 190" svg:d="M128 59c3-11 12-51 42-51 2 0 12 0 22 6-12 3-21 14-21 23 0 7 5 15 16 15 9 0 23-8 23-24 0-22-26-28-40-28-24 0-38 22-44 31-10-27-33-31-45-31-44 0-68 54-68 65 0 4 4 2 5 4 4 0 5-2 6-5 14-45 42-56 56-56 9 0 23 5 23 29 0 13-7 41-23 100-7 26-21 45-39 45-4 0-13 0-22-7 11-2 19-10 19-22 0-11-8-15-15-15-12 0-23 11-23 24 0 20 22 28 40 28 27 0 43-29 44-31 5 15 20 31 45 31 43 0 67-54 67-65 0-4-3-4-4-4-4 0-5 2-6 5-14 45-42 56-55 56-17 0-24-15-24-28 0-10 2-19 7-37 5-20 9-39 14-58z"><text:p/></draw:path></draw:g></draw:g></text:span><text:span text:style-name="T5">, vrchol se nenachází v tomto druhém n-úhelníku; pokud </text:span><text:span text:style-name="T5"><draw:g text:anchor-type="as-char" svg:y="-0.1228in" draw:z-index="9" draw:style-name="gr1"><svg:title>TexMaths</svg:title><svg:desc>12§display§2 \nmid x§svg§600§FALSE§</svg:desc><draw:g draw:style-name="gr2"><draw:path draw:style-name="gr41" draw:text-style-name="P10" svg:width="0.2909in" svg:height="0.1476in" svg:x="0.0004in" svg:y="0.0083in" svg:viewBox="0 0 740 376" svg:d="M0 0c246 0 493 0 740 0 0 125 0 251 0 376-247 0-494 0-740 0 0-125 0-251 0-376z"><text:p/></draw:path><draw:path draw:style-name="gr42" draw:text-style-name="P11" svg:width="0.0657in" svg:height="0.1098in" svg:x="0.0004in" svg:y="0.0138in" svg:viewBox="0 0 168 280" svg:d="M32 248c15-15 30-29 45-44 66-57 91-80 91-122 0-48-38-82-90-82-47 0-78 40-78 77 0 23 20 23 22 23 7 0 21-5 21-22 0-11-7-22-21-22-4 0-5 0-6 0 9-27 32-43 57-43 39 0 57 35 57 69 0 33-22 67-45 93-27 31-54 59-81 89-4 4-4 5-4 16 52 0 104 0 156 0 4-24 7-48 12-72-4 0-7 0-11 0-2 11-5 29-9 36-3 4-32 4-40 4-25 0-50 0-76 0z"><text:p/></draw:path><draw:path draw:style-name="gr43" draw:text-style-name="P11" svg:width="0.052in" svg:height="0.165in" svg:x="0.1177in" svg:y="0in" svg:viewBox="0 0 133 420" svg:d="M127 114c6-5 6-6 6-9 0-4-3-9-8-9-4 0-6 3-12 9-12 10-25 21-37 33 0-42 0-83 0-124 0-7 0-14-9-14-8 0-8 7-8 14 0 47 0 93 0 140-18 15-35 31-53 47-5 5-6 6-6 9 0 4 4 8 8 8s5 0 14-8c12-12 25-22 37-33 0 75 0 152 0 228 0 7 0 15 8 15 9 0 9-8 9-15 0-82 0-163 0-244 16-16 34-31 51-47z"><text:p/></draw:path><draw:path draw:style-name="gr44" draw:text-style-name="P11" svg:width="0.0823in" svg:height="0.0744in" svg:x="0.2173in" svg:y="0.0516in" svg:viewBox="0 0 210 190" svg:d="M128 59c3-11 12-51 42-51 3 0 12 0 22 6-12 3-20 14-20 23 0 7 4 15 15 15 10 0 23-8 23-24 0-22-25-28-40-28-24 0-38 22-44 31-10-27-32-31-44-31-45 0-69 54-69 65 0 4 4 2 5 4 4 0 5-2 6-5 14-45 42-56 56-56 9 0 23 5 23 29 0 13-7 41-23 100-7 26-21 45-39 45-4 0-13 0-22-7 11-2 19-10 19-22 0-11-8-15-14-15-13 0-24 11-24 24 0 20 22 28 40 28 27 0 43-29 44-31 5 15 20 31 46 31 43 0 67-54 67-65 0-4-4-4-5-4-4 0-5 2-6 5-13 45-42 56-55 56-17 0-24-15-24-28 0-10 2-19 7-37 5-20 10-39 14-58z"><text:p/></draw:path></draw:g></draw:g></text:span><text:span text:style-name="T5">, vrchol se nachází v tomto druhém n-úhelníku a tudíž víme, že se tyto dva n-úhelníky překrývají.</text:span></text:p>
        </text:list-item>
        <text:list-item>
          <text:p text:style-name="P5"><draw:line text:anchor-type="paragraph" draw:z-index="0" draw:name="Shape1" draw:style-name="gr120" draw:text-style-name="P13" svg:x1="1.8217in" svg:y1="2.0299in" svg:x2="4.7697in" svg:y2="0.5091in"><text:p/></draw:line><draw:line text:anchor-type="paragraph" draw:z-index="1" draw:name="Shape2" draw:style-name="gr120" draw:text-style-name="P13" svg:x1="2.3217in" svg:y1="0.5091in" svg:x2="5.1028in" svg:y2="2.3425in"><text:p/></draw:line><draw:frame text:anchor-type="paragraph" draw:z-index="2" draw:name="Shape3" draw:style-name="gr119" draw:text-style-name="P12" svg:width="0.6567in" svg:height="0.4276in" svg:x="1.7173in" svg:y="2.1547in"><draw:text-box><text:p>[a, b]</text:p></draw:text-box></draw:frame><draw:frame text:anchor-type="paragraph" draw:z-index="3" draw:name="Shape4" draw:style-name="gr118" draw:text-style-name="P12" svg:width="0.8543in" svg:height="0.6567in" svg:x="4.5925in" svg:y="0.7591in"><draw:text-box><text:p>[c, d]</text:p></draw:text-box></draw:frame><draw:frame text:anchor-type="paragraph" draw:z-index="4" draw:name="Shape5" draw:style-name="gr117" draw:text-style-name="P12" svg:width="0.8858in" svg:height="0.5835in" svg:x="4.7799in" svg:y="2.4256in"><draw:text-box><text:p>[g, h]</text:p></draw:text-box></draw:frame><draw:frame text:anchor-type="paragraph" draw:z-index="5" draw:name="Shape6" draw:style-name="gr116" draw:text-style-name="P12" svg:width="0.6461in" svg:height="0.635in" svg:x="2.1134in" svg:y="0.6346in"><draw:text-box><text:p>[e, f]</text:p></draw:text-box></draw:frame><text:span text:style-name="T2">Zda neexistuje minimálně jeden průsečík hran n-úhelníků.<text:line-break/></text:span><text:span text:style-name="T4">Máme dvě hrany – úsečky:<text:line-break/><text:line-break/><text:line-break/><text:line-break/><text:line-break/><text:line-break/><text:line-break/><text:line-break/><text:line-break/><text:line-break/><text:line-break/><text:line-break/><text:line-break/></text:span><text:span text:style-name="T4"><draw:g text:anchor-type="as-char" svg:y="-0.2362in" draw:z-index="7" draw:style-name="gr1"><svg:title>TexMaths</svg:title><svg:desc>12§display§u=
\[
\frac{c(f-b)+a(d-f)+e(b-d)}
       {d(g-e)+b(e-g)+c(f-h)+a(h-f)}
\]§svg§600§FALSE§</svg:desc><draw:g draw:style-name="gr2"><draw:path draw:style-name="gr49" draw:text-style-name="P10" svg:width="3.2874in" svg:height="0.3732in" svg:x="0.0039in" svg:y="0.0087in" svg:viewBox="0 0 8351 949" svg:d="M0 0c2784 0 5567 0 8351 0 0 316 0 633 0 949-2784 0-5567 0-8351 0 0-316 0-633 0-949z"><text:p/></draw:path><draw:path draw:style-name="gr50" draw:text-style-name="P11" svg:width="0.085in" svg:height="0.0748in" svg:x="0.0004in" svg:y="0.163in" svg:viewBox="0 0 217 191" svg:d="M136 163c4 17 19 28 37 28 15 0 25-10 31-23 7-16 13-41 13-42 0-4-3-4-5-4-4 0-4 1-6 7-6 24-14 53-32 53-8 0-13-6-13-19 0-10 6-30 8-44 4-16 9-30 12-46 1-6 6-21 7-29 3-9 8-25 8-27 0-9-6-12-14-12-1 0-13 1-15 15-9 30-27 105-33 126 0 3-16 36-48 36-21 0-26-19-26-35 0-24 12-56 23-86 6-12 7-18 7-26 0-19-13-35-34-35-40 0-56 61-56 66 0 4 4 2 5 4 5 0 5-2 7-8 11-37 26-52 43-52 4 0 10 1 10 14 0 10-5 22-7 29-16 40-24 67-24 87 0 41 28 51 51 51 28 0 43-18 51-28z"><text:p/></draw:path><draw:path draw:style-name="gr51" draw:text-style-name="P11" svg:width="0.1102in" svg:height="0.0382in" svg:x="0.1457in" svg:y="0.1752in" svg:viewBox="0 0 281 98" svg:d="M266 17c8 0 15 0 15-9 0-8-7-8-13-8-84 0-170 0-254 0-6 0-14 0-14 8 0 9 8 9 14 9 84 0 168 0 252 0zM268 98c6 0 13 0 13-8 0-9-7-9-15-9-84 0-168 0-252 0-6 0-14 0-14 9 0 8 8 8 14 8 84 0 170 0 254 0z"><text:p/></draw:path><draw:path draw:style-name="gr52" draw:text-style-name="P11" svg:width="0.0642in" svg:height="0.0748in" svg:x="0.7469in" svg:y="0.0512in" svg:viewBox="0 0 164 191" svg:d="M150 26c-7 0-13 0-19 6s-7 14-7 16c0 11 7 16 15 16 12 0 24-11 24-28 0-20-20-36-50-36-57 0-113 60-113 120 0 37 25 71 68 71 60 0 96-45 96-50 0-2-2-6-4-6-3 0-4 2-6 5-34 41-80 41-84 41-27 0-39-20-39-46 0-16 9-57 23-83 13-24 36-42 60-42 14 0 30 4 36 16z"><text:p/></draw:path><draw:path draw:style-name="gr53" draw:text-style-name="P11" svg:width="0.0378in" svg:height="0.1654in" svg:x="0.8283in" svg:y="0in" svg:viewBox="0 0 97 421" svg:d="M97 416c0-1 0-1-7-9-53-54-66-133-66-197 0-73 16-146 68-199 5-5 5-5 5-6 0-4-1-5-3-5-5 0-42 29-68 81-21 47-26 94-26 129 0 33 5 84 28 132 25 51 61 79 66 79 2 0 3-2 3-5z"><text:p/></draw:path><draw:path draw:style-name="gr54" draw:text-style-name="P11" svg:width="0.0827in" svg:height="0.15in" svg:x="0.885in" svg:y="0.0071in" svg:viewBox="0 0 211 382" svg:d="M133 128c12 0 24 0 36 0 9 0 12 0 12-8 0-5-3-5-11-5-12 0-22 0-34 0 2-16 6-32 8-48 1-8 7-38 10-44 4-7 12-13 20-13 1 0 12 0 20 7-18 1-22 17-22 23 0 9 8 14 15 14 11 0 24-10 24-25 0-19-20-29-37-29-14 0-41 7-54 49-2 9-4 13-13 66-10 0-21 0-30 0-7 0-12 0-12 8 0 5 3 5 12 5s18 0 27 0c-10 55-20 110-31 166-8 40-15 79-37 79-1 0-12 0-20-8 19-1 22-16 22-22 0-10-7-15-15-15-11 0-23 10-23 25 0 20 19 29 36 29 23 0 40-25 48-40 13-27 23-77 23-81 8-44 18-88 26-133z"><text:p/></draw:path><draw:path draw:style-name="gr55" draw:text-style-name="P11" svg:width="0.1008in" svg:height="0.0063in" svg:x="1.0264in" svg:y="0.0795in" svg:viewBox="0 0 257 17" svg:d="M242 17c8 0 15 0 15-9 0-8-7-8-15-8-75 0-152 0-228 0-7 0-14 0-14 8 0 9 7 9 14 9 76 0 153 0 228 0z"><text:p/></draw:path><draw:path draw:style-name="gr56" draw:text-style-name="P11" svg:width="0.061in" svg:height="0.1161in" svg:x="1.1862in" svg:y="0.0094in" svg:viewBox="0 0 156 296" svg:d="M82 5c0-1 0-5-6-5-10 0-40 2-52 4-2 1-7 1-7 8 0 5 3 5 9 5 21 0 22 3 22 7s-4 18-6 26c-12 46-23 93-35 138-5 21-7 28-7 42 0 40 23 66 54 66 50 0 102-62 102-123 0-39-23-68-56-68-20 0-38 12-50 26 11-42 21-84 32-126zM42 163c2-10 2-10 6-14 20-28 40-34 50-34 16 0 27 12 27 40 0 24-13 73-21 88-14 29-33 43-50 43-14 0-28-10-28-42 0-8 0-15 6-43 4-13 6-26 10-38z"><text:p/></draw:path><draw:path draw:style-name="gr57" draw:text-style-name="P11" svg:width="0.0378in" svg:height="0.1654in" svg:x="1.2594in" svg:y="0in" svg:viewBox="0 0 97 421" svg:d="M97 210c0-33-5-83-27-131-26-51-62-79-66-79-3 0-4 1-4 5 0 1 0 1 7 9 42 41 66 108 66 196 0 72-15 146-68 199-5 6-5 6-5 7 0 3 1 5 4 5 4 0 42-29 67-83 21-46 26-92 26-128z"><text:p/></draw:path><draw:path draw:style-name="gr58" draw:text-style-name="P11" svg:width="0.1102in" svg:height="0.1094in" svg:x="1.3606in" svg:y="0.028in" svg:viewBox="0 0 281 279" svg:d="M149 147c39 0 78 0 117 0 6 0 15 0 15-8s-9-8-15-8c-39 0-78 0-117 0 0-40 0-78 0-118 0-6 0-13-9-13-8 0-8 7-8 13 0 40 0 78 0 118-40 0-78 0-118 0-6 0-14 0-14 8s8 8 14 8c40 0 78 0 118 0 0 40 0 79 0 119 0 6 0 13 8 13 9 0 9-7 9-13 0-40 0-79 0-119z"><text:p/></draw:path><draw:path draw:style-name="gr59" draw:text-style-name="P11" svg:width="0.0756in" svg:height="0.0748in" svg:x="1.524in" svg:y="0.0512in" svg:viewBox="0 0 193 191" svg:d="M140 28c-7-16-19-28-38-28-49 0-102 62-102 123 0 40 23 68 56 68 9 0 29-2 54-32 4 17 20 32 39 32 15 0 25-10 31-23 7-16 13-41 13-42 0-5-3-5-5-5-4 0-4 2-6 8-7 28-14 52-32 52-11 0-12-11-12-19 0-10 0-12 5-31 5-18 6-22 9-38 5-19 11-39 16-58 2-12 2-13 2-15 0-7-4-12-12-12-10 0-16 10-18 20zM113 135c-3 9-3 9-9 16-18 24-36 30-48 30-20 0-26-23-26-40 0-20 13-71 23-92 13-24 32-39 49-39 28 0 34 34 34 37 0 2-2 5-2 7-7 27-14 54-21 81z"><text:p/></draw:path><draw:path draw:style-name="gr60" draw:text-style-name="P11" svg:width="0.0378in" svg:height="0.1654in" svg:x="1.6217in" svg:y="0in" svg:viewBox="0 0 97 421" svg:d="M97 416c0-1 0-1-7-9-53-54-66-133-66-197 0-73 16-146 67-199 6-5 6-5 6-6 0-4-1-5-3-5-5 0-44 29-68 81-21 47-26 94-26 129 0 33 4 84 28 132 25 51 61 79 66 79 2 0 3-2 3-5z"><text:p/></draw:path><draw:path draw:style-name="gr61" draw:text-style-name="P11" svg:width="0.0791in" svg:height="0.1161in" svg:x="1.6756in" svg:y="0.0094in" svg:viewBox="0 0 202 296" svg:d="M202 5c0-1 0-5-6-5s-46 4-53 5c-4 0-6 2-6 7s3 5 9 5c21 0 22 3 22 7 0 2-1 6-1 8-9 34-18 67-27 101-7-16-19-28-38-28-49 0-102 63-102 124 0 39 24 67 56 67 9 0 30-1 56-31 3 17 18 31 38 31 14 0 24-10 31-23 7-15 12-41 12-42 0-5-3-5-5-5-3 0-4 3-6 9-7 27-14 51-31 51-12 0-13-10-13-19s1-13 2-20c21-82 41-162 62-242zM114 241c-2 8-2 8-8 15-20 24-36 30-48 30-22 0-28-22-28-39 0-21 14-72 24-92 13-24 31-40 48-40 28 0 34 35 34 37 0 3 0 5-2 7-7 27-13 54-20 82z"><text:p/></draw:path><draw:path draw:style-name="gr62" draw:text-style-name="P11" svg:width="0.1008in" svg:height="0.0063in" svg:x="1.8063in" svg:y="0.0795in" svg:viewBox="0 0 257 17" svg:d="M242 17c8 0 15 0 15-9 0-8-7-8-15-8-75 0-152 0-228 0-7 0-14 0-14 8 0 9 7 9 14 9 76 0 153 0 228 0z"><text:p/></draw:path><draw:path draw:style-name="gr63" draw:text-style-name="P11" svg:width="0.0827in" svg:height="0.15in" svg:x="1.9669in" svg:y="0.0071in" svg:viewBox="0 0 211 382" svg:d="M133 128c12 0 24 0 36 0 9 0 13 0 13-8 0-5-4-5-12-5-12 0-22 0-34 0 2-16 6-32 8-48 2-8 8-38 11-44 3-7 11-13 19-13 2 0 13 0 20 7-18 1-22 17-22 23 0 9 8 14 15 14 12 0 24-10 24-25 0-19-19-29-37-29-14 0-41 7-53 49-2 9-5 13-14 66-10 0-19 0-29 0-8 0-13 0-13 8 0 5 3 5 12 5s18 0 27 0c-10 55-20 110-31 166-7 40-14 79-37 79-1 0-12 0-20-8 20-1 24-16 24-22 0-10-9-15-16-15-11 0-24 10-24 25 0 20 19 29 36 29 24 0 41-25 48-40 13-27 23-77 24-81 8-44 17-88 25-133z"><text:p/></draw:path><draw:path draw:style-name="gr64" draw:text-style-name="P11" svg:width="0.0378in" svg:height="0.1654in" svg:x="2.0673in" svg:y="0in" svg:viewBox="0 0 97 421" svg:d="M97 210c0-33-5-83-27-131-26-51-62-79-66-79-3 0-4 1-4 5 0 1 0 1 7 9 42 41 66 108 66 196 0 72-15 146-68 199-5 6-5 6-5 7 0 3 1 5 4 5 4 0 42-29 67-83 21-46 26-92 26-128z"><text:p/></draw:path><draw:path draw:style-name="gr65" draw:text-style-name="P11" svg:width="0.1102in" svg:height="0.1094in" svg:x="2.1685in" svg:y="0.028in" svg:viewBox="0 0 281 279" svg:d="M149 147c39 0 78 0 117 0 6 0 15 0 15-8s-9-8-15-8c-39 0-78 0-117 0 0-40 0-78 0-118 0-6 0-13-9-13-8 0-8 7-8 13 0 40 0 78 0 118-40 0-78 0-118 0-6 0-14 0-14 8s8 8 14 8c40 0 78 0 118 0 0 40 0 79 0 119 0 6 0 13 8 13 9 0 9-7 9-13 0-40 0-79 0-119z"><text:p/></draw:path><draw:path draw:style-name="gr66" draw:text-style-name="P11" svg:width="0.0634in" svg:height="0.0748in" svg:x="2.3327in" svg:y="0.0512in" svg:viewBox="0 0 162 191" svg:d="M60 89c12 0 43-2 64-10 30-12 32-37 32-43 0-19-17-36-46-36-46 0-110 41-110 115 0 42 25 76 66 76 61 0 96-45 96-50 0-2-2-6-5-6-2 0-3 2-6 5-33 41-79 41-84 41-32 0-37-35-37-48 0-6 1-18 7-44 7 0 16 0 23 0zM40 79c16-63 60-69 70-69 21 0 32 12 32 26 0 43-68 43-84 43-6 0-12 0-18 0z"><text:p/></draw:path><draw:path draw:style-name="gr67" draw:text-style-name="P11" svg:width="0.0382in" svg:height="0.1654in" svg:x="2.4189in" svg:y="0in" svg:viewBox="0 0 98 421" svg:d="M98 416c0-1 0-1-7-9-53-54-66-133-66-197 0-73 16-146 67-199 6-5 6-5 6-6 0-4-2-5-4-5-4 0-42 29-68 81-20 47-26 94-26 129 0 33 5 84 29 132 25 51 61 79 65 79 2 0 4-2 4-5z"><text:p/></draw:path><draw:path draw:style-name="gr68" draw:text-style-name="P11" svg:width="0.0606in" svg:height="0.1161in" svg:x="2.4748in" svg:y="0.0094in" svg:viewBox="0 0 155 296" svg:d="M80 5c0-1 0-5-4-5-10 0-41 2-52 4-4 1-8 1-8 8 0 5 3 5 10 5 20 0 21 3 21 7s-4 18-6 26c-12 46-23 93-35 138-5 21-6 28-6 42 0 40 22 66 53 66 50 0 102-62 102-123 0-39-23-68-57-68-19 0-36 12-49 26 11-42 21-84 31-126zM41 163c2-10 2-10 6-14 21-28 39-34 51-34 15 0 27 12 27 40 0 24-15 73-22 88-14 29-33 43-50 43-15 0-28-10-28-42 0-8 0-15 6-43 4-13 6-26 10-38z"><text:p/></draw:path><draw:path draw:style-name="gr69" draw:text-style-name="P11" svg:width="0.1012in" svg:height="0.0063in" svg:x="2.589in" svg:y="0.0795in" svg:viewBox="0 0 258 17" svg:d="M244 17c7 0 14 0 14-9 0-8-7-8-14-8-76 0-153 0-228 0-8 0-16 0-16 8 0 9 8 9 16 9 75 0 152 0 228 0z"><text:p/></draw:path><draw:path draw:style-name="gr70" draw:text-style-name="P11" svg:width="0.0783in" svg:height="0.1161in" svg:x="2.748in" svg:y="0.0094in" svg:viewBox="0 0 200 296" svg:d="M200 5c0-1 0-5-6-5s-45 4-52 5c-4 0-6 2-6 7s3 5 9 5c21 0 22 3 22 7 0 2-1 6-1 8-9 34-17 67-26 101-8-16-20-28-39-28-49 0-101 63-101 124 0 39 23 67 55 67 9 0 30-1 55-31 4 17 18 31 39 31 14 0 24-10 31-23 7-15 13-41 13-42 0-5-5-5-6-5-3 0-5 3-6 9-7 27-14 51-31 51-12 0-13-10-13-19s1-13 2-20c21-82 41-162 61-242zM113 241c-3 8-3 8-9 15-19 24-36 30-48 30-21 0-26-22-26-39 0-21 13-72 23-92 13-24 32-40 49-40 28 0 32 35 32 37 0 3 0 5-1 7-7 27-13 54-20 82z"><text:p/></draw:path><draw:path draw:style-name="gr71" draw:text-style-name="P11" svg:width="0.0378in" svg:height="0.1654in" svg:x="2.8374in" svg:y="0in" svg:viewBox="0 0 97 421" svg:d="M97 210c0-33-5-83-27-131-26-51-62-79-66-79-3 0-4 1-4 5 0 1 0 1 7 9 42 41 66 108 66 196 0 72-15 146-68 199-5 6-5 6-5 7 0 3 1 5 4 5 4 0 42-29 67-83 21-46 26-92 26-128z"><text:p/></draw:path><draw:path draw:style-name="gr72" draw:text-style-name="P11" svg:width="2.9681in" svg:height="0.0063in" svg:x="0.3319in" svg:y="0.1917in" svg:viewBox="0 0 7540 17" svg:d="M0 0c2513 0 5027 0 7540 0 0 6 0 11 0 17-2513 0-5027 0-7540 0 0-6 0-11 0-17z"><text:p/></draw:path><draw:path draw:style-name="gr73" draw:text-style-name="P11" svg:width="0.0783in" svg:height="0.1161in" svg:x="0.3386in" svg:y="0.2346in" svg:viewBox="0 0 200 296" svg:d="M200 5c0-1 0-5-4-5-8 0-47 4-54 5-4 0-6 2-6 7s3 5 10 5c20 0 21 3 21 7 0 2-1 6-1 8-9 34-17 67-26 101-7-16-20-28-38-28-49 0-102 63-102 124 0 39 23 67 56 67 9 0 29-1 54-31 4 18 20 31 39 31 15 0 25-10 31-23 7-15 13-41 13-42 0-3-3-3-5-3-4 0-4 1-6 7-7 27-14 51-32 51-11 0-12-10-12-19s0-13 2-20c21-82 40-162 60-242zM113 242c-3 7-3 8-9 14-18 24-36 30-48 30-20 0-26-22-26-39 0-21 13-72 23-91 13-25 32-41 49-41 28 0 34 35 34 37 0 3-2 5-2 7-7 28-14 55-21 83z"><text:p/></draw:path><draw:path draw:style-name="gr74" draw:text-style-name="P11" svg:width="0.0378in" svg:height="0.1654in" svg:x="0.435in" svg:y="0.2252in" svg:viewBox="0 0 97 421" svg:d="M97 416c0-1 0-1-7-9-53-52-66-133-66-196 0-74 16-147 68-199 5-6 5-6 5-7 0-4-1-5-3-5-5 0-42 29-68 83-21 45-26 92-26 128 0 32 4 83 28 131 25 51 61 79 66 79 2 0 3-2 3-5z"><text:p/></draw:path><draw:path draw:style-name="gr75" draw:text-style-name="P11" svg:width="0.0756in" svg:height="0.1067in" svg:x="0.4854in" svg:y="0.2756in" svg:viewBox="0 0 193 272" svg:d="M192 28c0-3 1-5 1-8 0-7-5-12-12-12-5 0-15 4-18 18-7-15-21-26-38-26-48 0-101 59-101 120 0 42 26 66 56 66 26 0 45-19 50-24-9 38-15 55-15 56-1 4-15 44-60 44-8 0-21 0-33-3 12-4 16-15 16-22s-4-15-15-15c-10 0-23 8-23 25s16 25 56 25c52 0 83-32 89-58 16-62 31-124 47-186zM137 132c-3 11-12 21-22 30-8 7-21 15-33 15-22 0-28-22-28-39 0-21 12-70 24-91 11-21 29-37 47-37 27 0 33 33 33 36 0 2 0 4-1 6-7 26-13 53-20 80z"><text:p/></draw:path><draw:path draw:style-name="gr76" draw:text-style-name="P11" svg:width="0.1012in" svg:height="0.0063in" svg:x="0.6189in" svg:y="0.3043in" svg:viewBox="0 0 258 17" svg:d="M242 17c8 0 16 0 16-9 0-8-8-8-16-8-75 0-152 0-228 0-7 0-14 0-14 8 0 9 7 9 14 9 76 0 153 0 228 0z"><text:p/></draw:path><draw:path draw:style-name="gr77" draw:text-style-name="P11" svg:width="0.0634in" svg:height="0.0748in" svg:x="0.7783in" svg:y="0.2756in" svg:viewBox="0 0 162 191" svg:d="M60 89c12 0 43 0 65-10 29-12 31-37 31-43 0-18-16-36-44-36-48 0-112 41-112 115 0 42 25 76 67 76 60 0 95-45 95-50 0-2-2-6-5-6-2 0-2 2-5 5-33 41-79 41-85 41-32 0-36-35-36-48 0-6 0-18 6-44 7 0 16 0 23 0zM40 79c16-63 60-69 72-69 19 0 31 12 31 26 0 43-69 43-85 43-6 0-12 0-18 0z"><text:p/></draw:path><draw:path draw:style-name="gr78" draw:text-style-name="P11" svg:width="0.0378in" svg:height="0.1654in" svg:x="0.8579in" svg:y="0.2252in" svg:viewBox="0 0 97 421" svg:d="M97 211c0-34-3-84-27-132-26-51-62-79-66-79-3 0-4 1-4 5 0 1 0 1 8 9 41 41 65 108 65 197 0 72-15 145-67 199-6 5-6 5-6 6 0 3 1 5 4 5 4 0 43-29 67-82 21-47 26-93 26-128z"><text:p/></draw:path><draw:path draw:style-name="gr79" draw:text-style-name="P11" svg:width="0.1102in" svg:height="0.1094in" svg:x="0.9591in" svg:y="0.2531in" svg:viewBox="0 0 281 279" svg:d="M149 149c39 0 78 0 117 0 6 0 15 0 15-9 0-8-9-8-15-8-39 0-78 0-117 0 0-40 0-79 0-119 0-6 0-13-9-13-8 0-8 7-8 13 0 40 0 79 0 119-40 0-78 0-118 0-6 0-14 0-14 8 0 9 8 9 14 9 40 0 78 0 118 0 0 38 0 77 0 117 0 6 0 13 8 13 9 0 9-7 9-13 0-40 0-79 0-117z"><text:p/></draw:path><draw:path draw:style-name="gr80" draw:text-style-name="P11" svg:width="0.0606in" svg:height="0.1161in" svg:x="1.1236in" svg:y="0.2346in" svg:viewBox="0 0 155 296" svg:d="M80 5c0-1 0-5-4-5-11 0-41 4-52 4-4 1-8 1-8 8 0 5 3 5 9 5 21 0 22 3 22 7s-4 18-6 26c-12 46-23 93-35 138-5 21-6 28-6 42 0 40 22 66 53 66 50 0 102-62 102-123 0-39-23-68-57-68-19 0-36 12-49 26 11-42 21-84 31-126zM41 163c2-8 2-10 6-14 21-28 39-34 50-34 16 0 28 12 28 40 0 25-15 73-22 88-14 29-33 43-50 43-15 0-28-10-28-42 0-8 0-15 6-41 4-14 6-27 10-40z"><text:p/></draw:path><draw:path draw:style-name="gr81" draw:text-style-name="P11" svg:width="0.0378in" svg:height="0.1654in" svg:x="1.2035in" svg:y="0.2252in" svg:viewBox="0 0 97 421" svg:d="M97 416c0-1 0-1-7-9-53-52-66-133-66-196 0-74 16-147 68-199 5-6 5-6 5-7 0-4-1-5-3-5-5 0-42 29-68 83-21 45-26 92-26 128 0 32 5 83 28 131 25 51 61 79 66 79 2 0 3-2 3-5z"><text:p/></draw:path><draw:path draw:style-name="gr82" draw:text-style-name="P11" svg:width="0.0634in" svg:height="0.0748in" svg:x="1.2594in" svg:y="0.2756in" svg:viewBox="0 0 162 191" svg:d="M59 89c12 0 44 0 65-10 30-12 31-37 31-43 0-18-16-36-45-36-46 0-110 41-110 115 0 42 24 76 66 76 60 0 96-45 96-50 0-2-2-6-6-6-1 0-2 2-5 5-33 41-79 41-84 41-33 0-37-35-37-48 0-6 0-18 7-44 7 0 15 0 22 0zM40 79c15-63 60-69 70-69 20 0 32 12 32 26 0 43-68 43-86 43-6 0-10 0-16 0z"><text:p/></draw:path><draw:path draw:style-name="gr83" draw:text-style-name="P11" svg:width="0.1012in" svg:height="0.0063in" svg:x="1.3795in" svg:y="0.3043in" svg:viewBox="0 0 258 17" svg:d="M244 17c7 0 14 0 14-9 0-8-7-8-14-8-76 0-153 0-228 0-8 0-16 0-16 8 0 9 8 9 16 9 75 0 152 0 228 0z"><text:p/></draw:path><draw:path draw:style-name="gr84" draw:text-style-name="P11" svg:width="0.0756in" svg:height="0.1067in" svg:x="1.5343in" svg:y="0.2756in" svg:viewBox="0 0 193 272" svg:d="M192 28c1-3 1-5 1-8 0-7-5-12-12-12-3 0-15 4-17 18-8-15-22-26-39-26-48 0-101 59-101 120 0 42 26 66 56 66 26 0 45-19 50-24-9 38-14 55-14 56-2 4-16 44-61 44-8 0-21 0-33-3 12-4 16-15 16-22s-4-15-15-15c-10 0-23 8-23 25s16 25 56 25c53 0 83-32 89-58 16-62 31-124 47-186zM138 132c-4 11-13 21-22 30-9 7-22 15-34 15-21 0-28-22-28-39 0-21 13-70 24-91 12-21 30-37 47-37 29 0 35 33 35 36 0 2-2 4-3 6-6 26-13 53-19 80z"><text:p/></draw:path><draw:path draw:style-name="gr85" draw:text-style-name="P11" svg:width="0.0382in" svg:height="0.1654in" svg:x="1.6264in" svg:y="0.2252in" svg:viewBox="0 0 98 421" svg:d="M98 211c0-34-4-84-28-132-26-51-62-79-65-79-4 0-5 1-5 5 0 1 0 1 8 9 41 41 65 108 65 197 0 72-15 145-67 199-6 5-6 5-6 6 0 3 1 5 5 5 3 0 42-29 66-82 21-47 27-93 27-128z"><text:p/></draw:path><draw:path draw:style-name="gr86" draw:text-style-name="P11" svg:width="0.1102in" svg:height="0.1094in" svg:x="1.7272in" svg:y="0.2531in" svg:viewBox="0 0 281 279" svg:d="M149 149c39 0 79 0 119 0 4 0 13 0 13-9 0-8-9-8-13-8-40 0-80 0-119 0 0-40 0-79 0-119 0-6 0-13-9-13-8 0-8 7-8 13 0 40 0 79 0 119-40 0-78 0-118 0-6 0-14 0-14 8 0 9 8 9 14 9 40 0 78 0 118 0 0 38 0 77 0 117 0 6 0 13 8 13 9 0 9-7 9-13 0-40 0-79 0-117z"><text:p/></draw:path><draw:path draw:style-name="gr87" draw:text-style-name="P11" svg:width="0.0638in" svg:height="0.0748in" svg:x="1.8909in" svg:y="0.2756in" svg:viewBox="0 0 163 191" svg:d="M149 26c-6 0-12 0-18 6-7 6-7 14-7 17 0 10 7 15 15 15 12 0 23-11 23-28 0-20-19-36-49-36-58 0-113 60-113 120 0 37 24 71 68 71 60 0 95-45 95-50 0-2-2-6-5-6-2 0-2 2-4 5-34 41-81 41-86 41-26 0-37-20-37-46 0-16 9-57 23-83 12-24 36-42 59-42 14 0 30 4 36 16z"><text:p/></draw:path><draw:path draw:style-name="gr88" draw:text-style-name="P11" svg:width="0.0382in" svg:height="0.1654in" svg:x="1.9724in" svg:y="0.2252in" svg:viewBox="0 0 98 421" svg:d="M98 416c0-1 0-1-7-9-53-52-67-133-67-196 0-74 17-147 68-199 6-6 6-6 6-7 0-4-2-5-4-5-4 0-42 29-68 83-21 45-26 92-26 128 0 32 5 83 28 131 25 51 62 79 66 79 2 0 4-2 4-5z"><text:p/></draw:path><draw:path draw:style-name="gr89" draw:text-style-name="P11" svg:width="0.0823in" svg:height="0.15in" svg:x="2.0295in" svg:y="0.2327in" svg:viewBox="0 0 210 382" svg:d="M132 128c12 0 24 0 36 0 8 0 13 0 13-8 0-5-5-5-12-5-12 0-23 0-35 0 3-16 6-32 9-48 2-8 8-38 11-43 3-8 10-14 19-14 2 0 13 0 21 7-19 1-22 17-22 23 0 9 7 14 15 14 11 0 23-10 23-25 0-19-19-29-37-29-15 0-41 7-53 49-2 9-4 13-14 66-10 0-20 0-29 0s-13 0-13 8c0 5 3 5 12 5s18 0 27 0c-11 55-20 110-31 167-7 41-14 78-37 78-1 0-12 0-19-8 19-1 22-16 22-22 0-10-7-15-15-15-11 0-23 10-23 25 0 20 18 29 35 29 24 0 41-24 48-40 13-27 23-77 24-81 8-44 17-88 25-133z"><text:p/></draw:path><draw:path draw:style-name="gr90" draw:text-style-name="P11" svg:width="0.1012in" svg:height="0.0063in" svg:x="2.1701in" svg:y="0.3043in" svg:viewBox="0 0 258 17" svg:d="M242 17c8 0 16 0 16-9 0-8-8-8-16-8-75 0-152 0-228 0-7 0-14 0-14 8 0 9 7 9 14 9 76 0 153 0 228 0z"><text:p/></draw:path><draw:path draw:style-name="gr91" draw:text-style-name="P11" svg:width="0.0807in" svg:height="0.1161in" svg:x="2.3319in" svg:y="0.2346in" svg:viewBox="0 0 206 296" svg:d="M97 5c0-1 0-5-5-5-9 0-40 4-51 4-4 1-9 1-9 8 0 5 4 5 11 5 19 0 21 3 21 7 0 2-2 6-2 8-20 82-40 162-61 244-1 6-1 6-1 8 0 10 8 12 12 12 6 0 13-5 16-11 2-11 6-21 8-32 2-13 6-25 8-37 3-10 5-19 8-29 1-2 4-16 4-19 2-4 15-27 29-39 10-6 23-14 41-14s23 14 23 29c0 23-17 69-27 94-3 10-6 15-6 23 0 21 16 35 35 35 40 0 55-61 55-65 0-3-3-3-4-3-5 0-5 1-6 7-8 21-21 51-44 51-7 0-10-3-10-13 0-11 4-20 8-30 6-18 25-68 25-92 0-28-17-46-48-46-26 0-47 14-62 33 11-45 21-89 32-133z"><text:p/></draw:path><draw:path draw:style-name="gr92" draw:text-style-name="P11" svg:width="0.0378in" svg:height="0.1654in" svg:x="2.4276in" svg:y="0.2252in" svg:viewBox="0 0 97 421" svg:d="M97 211c0-34-3-84-27-132-26-51-62-79-66-79-3 0-4 1-4 5 0 1 0 1 8 9 41 41 65 108 65 197 0 72-15 145-68 199-5 5-5 5-5 6 0 3 1 5 4 5 4 0 43-29 67-82 21-47 26-93 26-128z"><text:p/></draw:path><draw:path draw:style-name="gr93" draw:text-style-name="P11" svg:width="0.1102in" svg:height="0.1094in" svg:x="2.5287in" svg:y="0.2531in" svg:viewBox="0 0 281 279" svg:d="M149 149c39 0 78 0 117 0 6 0 15 0 15-9 0-8-9-8-15-8-39 0-78 0-117 0 0-40 0-79 0-119 0-6 0-13-9-13-8 0-8 7-8 13 0 40 0 79 0 119-40 0-78 0-118 0-6 0-14 0-14 8 0 9 8 9 14 9 40 0 78 0 118 0 0 38 0 77 0 117 0 6 0 13 8 13 9 0 9-7 9-13 0-40 0-79 0-117z"><text:p/></draw:path><draw:path draw:style-name="gr94" draw:text-style-name="P11" svg:width="0.0756in" svg:height="0.0748in" svg:x="2.6921in" svg:y="0.2756in" svg:viewBox="0 0 193 191" svg:d="M140 28c-7-16-19-28-38-28-49 0-102 62-102 123 0 40 23 68 56 68 9 0 29-2 54-32 4 18 20 32 39 32 15 0 25-10 31-23 7-16 13-41 13-42 0-4-3-4-5-4-4 0-4 1-6 7-7 28-14 52-32 52-11 0-12-11-12-19 0-9 0-12 5-31 5-17 6-22 9-38 5-19 11-39 16-58 2-12 2-13 2-15 0-7-4-12-12-12-10 0-16 10-18 20zM113 137c-3 7-3 8-9 14-18 24-36 30-46 30-22 0-28-23-28-40 0-20 13-71 23-91 13-25 32-40 49-40 28 0 34 34 34 37 0 2-2 5-2 7-7 27-14 55-21 83z"><text:p/></draw:path><draw:path draw:style-name="gr95" draw:text-style-name="P11" svg:width="0.0378in" svg:height="0.1654in" svg:x="2.7902in" svg:y="0.2252in" svg:viewBox="0 0 97 421" svg:d="M97 416c0-1 0-1-7-9-53-52-66-133-66-196 0-74 16-147 68-199 5-6 5-6 5-7 0-4-1-5-3-5-5 0-44 29-68 83-21 45-26 92-26 128 0 32 4 83 28 131 25 51 61 79 66 79 2 0 3-2 3-5z"><text:p/></draw:path><draw:path draw:style-name="gr96" draw:text-style-name="P11" svg:width="0.0807in" svg:height="0.1161in" svg:x="2.8472in" svg:y="0.2346in" svg:viewBox="0 0 206 296" svg:d="M97 5c0-1 0-5-5-5-9 0-40 4-51 4-4 1-9 1-9 8 0 5 4 5 11 5 19 0 21 3 21 7 0 2-2 6-2 8-20 82-40 162-61 244-1 6-1 6-1 8 0 10 8 12 12 12 7 0 13-5 16-11 2-11 6-21 8-32 2-13 6-25 8-37 3-10 6-19 8-29 1-2 4-16 4-19 2-4 15-27 29-39 10-6 23-14 41-14s23 14 23 29c0 23-17 69-27 94-3 10-6 15-6 23 0 21 16 35 35 35 40 0 55-61 55-65 0-3-3-3-4-3-4 0-4 1-6 7-6 21-21 51-44 51-7 0-9-3-9-13 0-11 3-20 7-30 7-18 25-68 25-92 0-28-17-46-48-46-26 0-47 14-62 33 11-45 21-89 32-133z"><text:p/></draw:path><draw:path draw:style-name="gr97" draw:text-style-name="P11" svg:width="0.1012in" svg:height="0.0063in" svg:x="2.9843in" svg:y="0.3043in" svg:viewBox="0 0 258 17" svg:d="M244 17c7 0 14 0 14-9 0-8-7-8-14-8-77 0-153 0-230 0-6 0-14 0-14 8 0 9 8 9 14 9 77 0 153 0 230 0z"><text:p/></draw:path><draw:path draw:style-name="gr98" draw:text-style-name="P11" svg:width="0.0823in" svg:height="0.15in" svg:x="3.1453in" svg:y="0.2327in" svg:viewBox="0 0 210 382" svg:d="M132 128c12 0 25 0 37 0 9 0 12 0 12-8 0-5-3-5-11-5-12 0-22 0-34 0 2-16 6-32 8-48 1-8 7-38 10-43 4-8 10-14 20-14 1 0 12 0 20 7-18 1-22 17-22 23 0 9 7 14 15 14 11 0 23-10 23-25 0-19-19-29-36-29-14 0-41 7-54 49-2 9-4 13-13 66-10 0-21 0-30 0-7 0-12 0-12 8 0 5 3 5 12 5s18 0 27 0c-10 55-20 110-31 167-8 41-15 78-37 78-1 0-12 0-20-8 19-1 22-16 22-22 0-10-7-15-15-15-11 0-23 10-23 25 0 20 19 29 36 29 23 0 40-24 48-40 13-27 23-77 23-81 8-44 17-88 25-133z"><text:p/></draw:path><draw:path draw:style-name="gr99" draw:text-style-name="P11" svg:width="0.0382in" svg:height="0.1654in" svg:x="3.2449in" svg:y="0.2252in" svg:viewBox="0 0 98 421" svg:d="M98 211c0-34-4-84-27-132-25-51-63-79-66-79s-5 1-5 5c0 1 0 1 8 9 41 41 66 108 66 197 0 72-15 145-68 199-6 5-6 5-6 6 0 3 2 5 5 5s42-29 67-82c22-47 26-93 26-128z"><text:p/></draw:path></draw:g></draw:g></text:span><text:span text:style-name="T4"><text:line-break/><text:line-break/></text:span><text:span text:style-name="T4"><draw:g text:anchor-type="as-char" svg:y="-0.2201in" draw:z-index="6" draw:style-name="gr1"><svg:title>TexMaths</svg:title><svg:desc>12§display§t=
\[
\frac{uh-uf+f-b}
       {d-b}
\]§svg§600§FALSE§</svg:desc><draw:g draw:style-name="gr2"><draw:path draw:style-name="gr100" draw:text-style-name="P10" svg:width="1.4469in" svg:height="0.3268in" svg:x="0.0051in" svg:y="0.0087in" svg:viewBox="0 0 3676 831" svg:d="M1839 831c-613 0-1226 0-1839 0 0-277 0-554 0-831 1225 0 2451 0 3676 0 0 277 0 554 0 831-612 0-1225 0-1837 0z"><text:p/></draw:path><draw:path draw:style-name="gr101" draw:text-style-name="P11" svg:width="0.0508in" svg:height="0.1051in" svg:x="0.0004in" svg:y="0.1252in" svg:viewBox="0 0 130 268" svg:d="M78 96c13 0 26 0 40 0 8 0 12 0 12-9 0-4-4-4-12-4-12 0-26 0-38 0 16-60 18-69 18-71 0-7-4-12-12-12-1 0-13 1-16 16-6 22-11 44-17 67-13 0-27 0-40 0-8 0-13 0-13 8 0 5 4 5 12 5 12 0 25 0 37 0-30 119-32 126-32 134 0 23 17 38 39 38 44 0 68-61 68-64 0-5-4-5-6-5-4 0-4 1-6 6-18 44-41 54-56 54-8 0-13-5-13-19 0-10 1-13 4-21 11-42 20-82 31-123z"><text:p/></draw:path><draw:path draw:style-name="gr102" draw:text-style-name="P11" svg:width="0.1102in" svg:height="0.0382in" svg:x="0.1118in" svg:y="0.1681in" svg:viewBox="0 0 281 98" svg:d="M266 17c6 0 15 0 15-9 0-8-9-8-15-8-84 0-168 0-252 0-6 0-14 0-14 8 0 9 8 9 14 9 84 0 168 0 252 0zM266 98c6 0 15 0 15-8s-9-8-15-8c-84 0-168 0-252 0-6 0-14 0-14 8s8 8 14 8c84 0 168 0 252 0z"><text:p/></draw:path><draw:path draw:style-name="gr103" draw:text-style-name="P11" svg:width="0.0846in" svg:height="0.0748in" svg:x="0.3028in" svg:y="0.0441in" svg:viewBox="0 0 216 191" svg:d="M136 162c3 17 19 29 37 29 14 0 24-11 31-24 7-15 12-41 12-42 0-4-4-4-5-4-3 0-5 1-6 7-6 24-13 53-31 53-8 0-13-6-13-19 0-10 5-30 8-45 4-15 9-30 12-45 1-6 5-22 7-29 3-9 6-25 6-27 0-8-6-12-12-12-2 0-13 1-16 15-8 30-27 104-32 126 0 2-18 36-48 36-21 0-26-19-26-35 0-24 12-56 23-86 5-12 7-18 7-26 0-18-13-34-35-34-39 0-55 60-55 65 0 3 4 3 5 3 5 0 5-1 7-7 10-37 26-53 42-53 4 0 11 2 11 15 0 9-5 21-7 29-16 40-24 67-24 87 0 41 28 52 51 52 28 0 43-20 51-29z"><text:p/></draw:path><draw:path draw:style-name="gr104" draw:text-style-name="P11" svg:width="0.0815in" svg:height="0.1165in" svg:x="0.402in" svg:y="0.002in" svg:viewBox="0 0 208 297" svg:d="M98 5c-2-1 0-5-6-5-9 0-40 4-51 5-4 0-9 0-9 8 0 5 5 5 11 5 21 0 21 2 21 7 0 3-2 6-2 9-20 80-40 160-61 242-1 6-1 7-1 9 0 10 8 12 12 12 7 0 14-6 16-12 2-11 6-21 8-31 4-13 6-26 10-38 2-10 4-18 7-28 0-2 3-17 5-19 1-4 13-28 27-38 10-8 23-16 41-16s23 14 23 30c0 23-16 68-27 94-3 10-4 15-4 23 0 20 14 35 34 35 40 0 56-62 56-66 0-3-5-3-6-3-4 0-4 1-6 7-6 23-20 53-44 53-7 0-9-5-9-15 0-11 3-20 7-30 7-18 26-68 26-92 0-28-16-44-49-44-26 0-47 12-62 32 11-44 23-90 33-134z"><text:p/></draw:path><draw:path draw:style-name="gr105" draw:text-style-name="P11" svg:width="0.1012in" svg:height="0.0063in" svg:x="0.5386in" svg:y="0.0724in" svg:viewBox="0 0 258 17" svg:d="M244 17c7 0 14 0 14-9 0-8-7-8-14-8-76 0-153 0-228 0-8 0-16 0-16 8 0 9 8 9 16 9 75 0 152 0 228 0z"><text:p/></draw:path><draw:path draw:style-name="gr106" draw:text-style-name="P11" svg:width="0.0846in" svg:height="0.0748in" svg:x="0.6961in" svg:y="0.0441in" svg:viewBox="0 0 216 191" svg:d="M134 162c5 17 21 29 39 29 14 0 24-11 31-24 7-15 12-41 12-42 0-4-4-4-5-4-3 0-5 1-6 7-6 24-13 53-31 53-10 0-13-6-13-19 0-10 5-30 8-45 4-15 9-30 12-45 1-6 5-22 7-29 3-9 6-25 6-27 0-8-6-12-12-12-2 0-13 1-16 15-9 30-27 104-32 126-1 2-18 36-48 36-22 0-26-19-26-35 0-24 12-56 23-86 5-12 7-18 7-26 0-18-13-34-35-34-39 0-55 60-55 65 0 3 4 3 5 3 3 0 5-1 7-7 10-37 26-53 42-53 4 0 11 2 11 15 0 9-5 21-7 29-16 40-26 67-26 87 0 41 30 52 53 52 28 0 43-20 49-29z"><text:p/></draw:path><draw:path draw:style-name="gr107" draw:text-style-name="P11" svg:width="0.0827in" svg:height="0.1508in" svg:x="0.7941in" svg:y="0.0004in" svg:viewBox="0 0 211 384" svg:d="M133 128c12 0 24 0 36 0 9 0 12 0 12-8 0-5-3-5-11-5-12 0-22 0-34 0 2-16 6-32 8-48 1-8 7-38 10-43 4-8 12-14 20-14 1 0 13 0 20 7-18 2-22 17-22 23 0 9 8 14 15 14 11 0 24-8 24-25 0-19-20-29-37-29-14 0-41 8-54 49-2 10-4 13-13 66-10 0-19 0-29 0-8 0-13 0-13 8 0 5 3 5 12 5s18 0 27 0c-10 55-20 111-31 167-8 41-15 79-37 79-1 0-12 0-20-7 19-1 24-17 24-23 0-10-9-16-16-16-12 0-24 10-24 26 0 19 19 30 36 30 23 0 40-26 48-41 13-28 23-78 23-81 8-45 18-89 26-134z"><text:p/></draw:path><draw:path draw:style-name="gr108" draw:text-style-name="P11" svg:width="0.1102in" svg:height="0.1098in" svg:x="0.9307in" svg:y="0.0205in" svg:viewBox="0 0 281 280" svg:d="M149 149c39 0 78 0 117 0 6 0 15 0 15-9 0-8-9-8-15-8-39 0-78 0-117 0 0-40 0-78 0-118 0-6 0-14-9-14-8 0-8 8-8 14 0 40 0 78 0 118-40 0-78 0-118 0-6 0-14 0-14 8 0 9 8 9 14 9 40 0 78 0 118 0 0 38 0 78 0 117 0 6 0 14 8 14 9 0 9-8 9-14 0-39 0-79 0-117z"><text:p/></draw:path><draw:path draw:style-name="gr109" draw:text-style-name="P11" svg:width="0.0827in" svg:height="0.1508in" svg:x="1.0961in" svg:y="0.0004in" svg:viewBox="0 0 211 384" svg:d="M133 128c12 0 24 0 36 0 9 0 13 0 13-8 0-5-4-5-12-5-12 0-22 0-34 0 2-16 6-32 8-48 2-8 8-38 11-43 3-8 11-14 19-14 2 0 13 0 20 7-18 2-22 17-22 23 0 9 8 14 15 14 12 0 24-8 24-25 0-19-19-29-37-29-14 0-41 8-53 49-3 10-5 13-14 66-10 0-19 0-29 0-8 0-13 0-13 8 0 5 3 5 12 5s18 0 27 0c-10 55-20 111-31 167-7 41-14 79-37 79-1 0-12 0-20-7 20-1 24-17 24-23 0-10-9-16-16-16-11 0-24 10-24 26 0 19 19 30 36 30 24 0 41-26 48-41 13-28 23-78 24-81 8-45 17-89 25-134z"><text:p/></draw:path><draw:path draw:style-name="gr110" draw:text-style-name="P11" svg:width="0.1012in" svg:height="0.0063in" svg:x="1.2374in" svg:y="0.0724in" svg:viewBox="0 0 258 17" svg:d="M242 17c8 0 16 0 16-9 0-8-8-8-16-8-75 0-152 0-228 0-7 0-14 0-14 8 0 9 7 9 14 9 76 0 153 0 228 0z"><text:p/></draw:path><draw:path draw:style-name="gr111" draw:text-style-name="P11" svg:width="0.0606in" svg:height="0.1165in" svg:x="1.3972in" svg:y="0.002in" svg:viewBox="0 0 155 297" svg:d="M80 5c-2-1 0-5-6-5-9 0-39 4-50 5-4 0-8 0-8 8 0 5 3 5 9 5 21 0 22 2 22 7 0 3-4 17-6 27-12 45-23 91-35 136-5 22-6 28-6 42 0 41 22 67 53 67 50 0 102-63 102-123 0-39-23-67-57-67-19 0-36 12-49 25 11-42 21-85 31-127zM41 164c2-9 2-11 6-15 20-27 39-34 50-34 16 0 28 13 28 40 0 25-15 73-22 90-14 27-33 43-50 43-15 0-28-12-28-43 0-8 0-16 6-42 4-14 6-27 10-39z"><text:p/></draw:path><draw:path draw:style-name="gr112" draw:text-style-name="P11" svg:width="1.1626in" svg:height="0.0063in" svg:x="0.298in" svg:y="0.1839in" svg:viewBox="0 0 2954 17" svg:d="M1477 17c-493 0-985 0-1477 0 0-6 0-11 0-17 985 0 1969 0 2954 0 0 6 0 11 0 17-492 0-985 0-1477 0z"><text:p/></draw:path><draw:path draw:style-name="gr113" draw:text-style-name="P11" svg:width="0.0783in" svg:height="0.1165in" svg:x="0.7059in" svg:y="0.2272in" svg:viewBox="0 0 200 297" svg:d="M200 5c-2-1 0-5-6-5s-45 4-52 5c-4 1-6 2-6 8 0 5 3 5 9 5 21 0 22 4 22 7s-1 6-1 9c-9 33-17 65-26 99-8-16-20-26-39-26-49 0-101 61-101 123 0 40 23 67 55 67 10 0 30-2 55-32 4 18 18 32 39 32 14 0 25-9 31-24 7-14 8-27 13-40 0-5-3-5-6-5s-3 2-5 8c-7 26-15 52-32 52-12 0-13-11-13-20 0-10 1-13 2-20 21-81 41-162 61-243zM113 242c-3 7-3 8-9 16-19 22-36 30-48 30-20 0-26-23-26-40 0-20 13-73 23-92 13-25 32-41 49-41 28 0 34 35 34 37 0 3-2 6-3 7-7 28-13 56-20 83z"><text:p/></draw:path><draw:path draw:style-name="gr114" draw:text-style-name="P11" svg:width="0.1008in" svg:height="0.0063in" svg:x="0.8358in" svg:y="0.2976in" svg:viewBox="0 0 257 17" svg:d="M242 17c8 0 15 0 15-9 0-8-7-8-15-8-75 0-152 0-228 0-7 0-14 0-14 8 0 9 7 9 14 9 76 0 153 0 228 0z"><text:p/></draw:path><draw:path draw:style-name="gr115" draw:text-style-name="P11" svg:width="0.061in" svg:height="0.1165in" svg:x="0.9957in" svg:y="0.2272in" svg:viewBox="0 0 156 297" svg:d="M82 5c-3-1 0-5-6-5-10 0-40 4-52 5-2 0-7 1-7 8 0 5 3 5 9 5 21 0 22 4 22 7s-4 17-6 27c-12 45-23 91-35 136-5 22-7 28-7 43 0 40 23 66 54 66 50 0 102-63 102-123 0-39-23-67-56-67-20 0-38 12-50 25 11-42 21-85 32-127zM42 164c2-9 2-11 6-14 20-28 40-35 50-35 16 0 27 13 27 40 0 25-13 74-21 90-14 27-33 43-50 43-14 0-28-11-28-42 0-9 0-17 6-43 4-14 6-27 10-39z"><text:p/></draw:path></draw:g></draw:g></text:span><text:span text:style-name="T4"><text:line-break/></text:span><text:span text:style-name="T6">A průsečík, </text:span><text:span text:style-name="T3">který neprochází žádným z bodů těchto hran,</text:span><text:span text:style-name="T6"> existuje pokud platí:<text:line-break/></text:span><text:span text:style-name="T6"><draw:g text:anchor-type="as-char" svg:y="-0.1236in" draw:z-index="10" draw:style-name="gr1"><svg:title>TexMaths</svg:title><svg:desc>12§display§u \in (0; 1)§svg§600§FALSE§</svg:desc><draw:g draw:style-name="gr2"><draw:path draw:style-name="gr33" draw:text-style-name="P10" svg:width="0.6319in" svg:height="0.148in" svg:x="0.0039in" svg:y="0.0091in" svg:viewBox="0 0 1606 377" svg:d="M803 377c-268 0-536 0-803 0 0-126 0-251 0-377 535 0 1071 0 1606 0 0 126 0 251 0 377-268 0-535 0-803 0z"><text:p/></draw:path><draw:path draw:style-name="gr34" draw:text-style-name="P11" svg:width="0.085in" svg:height="0.0748in" svg:x="0.0004in" svg:y="0.0516in" svg:viewBox="0 0 217 191" svg:d="M136 163c4 17 19 28 37 28 15 0 25-9 31-23 7-15 13-41 13-42 0-3-4-3-5-3-5 0-5 1-6 7-6 23-14 52-32 52-9 0-12-5-12-20 0-9 5-29 8-43 4-16 7-31 11-46 1-6 6-23 7-29 3-9 7-25 7-27 0-9-6-12-13-12-1 0-12 0-15 14-9 31-27 105-33 128 0 1-16 35-48 35-21 0-25-19-25-34 0-24 11-58 23-87 5-12 7-18 7-26 0-19-14-35-35-35-40 0-56 61-56 65 0 5 5 5 6 5 4 0 4-1 6-9 11-36 26-51 43-51 4 0 10 0 10 13 0 11-4 23-6 29-16 42-25 68-25 89 0 39 28 50 51 50 29 0 43-19 51-28z"><text:p/></draw:path><draw:path draw:style-name="gr35" draw:text-style-name="P11" svg:width="0.0827in" svg:height="0.0953in" svg:x="0.1504in" svg:y="0.0354in" svg:viewBox="0 0 211 243" svg:d="M195 131c8 0 16 0 16-8 0-10-8-10-16-10-59 0-118 0-178 0 6-55 54-96 113-96 21 0 44 0 65 0 8 0 16 0 16-9 0-8-8-8-16-8-21 0-44 0-65 0-72 0-130 54-130 123 0 67 58 120 130 120 21 0 44 0 65 0 8 0 16 0 16-9 0-7-8-7-16-7-21 0-44 0-65 0-59 0-107-41-113-96 60 0 119 0 178 0z"><text:p/></draw:path><draw:path draw:style-name="gr36" draw:text-style-name="P11" svg:width="0.0382in" svg:height="0.1654in" svg:x="0.3094in" svg:y="0.0004in" svg:viewBox="0 0 98 421" svg:d="M98 416c0-1 0-1-7-9-53-54-66-133-66-195 0-75 16-148 67-200 6-6 6-6 6-7 0-4-2-5-4-5-4 0-42 29-68 83-21 46-26 92-26 129 0 31 5 81 28 129 25 52 62 80 66 80 2 0 4-1 4-5z"><text:p/></draw:path><draw:path draw:style-name="gr37" draw:text-style-name="P11" svg:width="0.0693in" svg:height="0.113in" svg:x="0.3638in" svg:y="0.0146in" svg:viewBox="0 0 177 288" svg:d="M177 145c0-33-2-67-16-98-21-41-54-47-72-47-25 0-57 11-73 49-15 30-16 63-16 96 0 32 1 70 19 100 18 35 48 43 69 43 22 0 55-8 74-49 13-27 15-60 15-94zM88 279c-16 0-41-11-48-51-5-24-5-63-5-87 0-28 0-56 3-78 8-50 40-55 50-55 14 0 42 9 50 50 4 24 4 56 4 83 0 31 0 60-4 86-7 40-31 52-50 52z"><text:p/></draw:path><draw:path draw:style-name="gr38" draw:text-style-name="P11" svg:width="0.0177in" svg:height="0.1028in" svg:x="0.4547in" svg:y="0.0531in" svg:viewBox="0 0 46 262" svg:d="M44 23c0-13-10-23-22-23-14 0-22 10-22 23 0 12 8 21 22 21 12 0 22-9 22-21zM36 177c0 12 0 44-26 74-4 4-4 5-4 6 0 3 2 5 5 5 5 0 35-34 35-82 0-12-2-43-24-43-15 0-22 11-22 23 0 11 7 22 22 22 2 0 2 0 3 0 4-2 9-2 11-5z"><text:p/></draw:path><draw:path draw:style-name="gr39" draw:text-style-name="P11" svg:width="0.0543in" svg:height="0.1094in" svg:x="0.5287in" svg:y="0.0146in" svg:viewBox="0 0 139 279" svg:d="M86 11c0-11 0-11-9-11-27 26-64 26-77 26 0 5 0 9 0 14 8 0 34 0 55-11 0 72 0 144 0 216 0 16-1 21-39 21-5 0-9 0-14 0 0 4 0 9 0 13 15-1 52-1 69-1s54 0 68 1c0-4 0-9 0-13-5 0-8 0-13 0-38 0-40-5-40-21 0-78 0-156 0-234z"><text:p/></draw:path><draw:path draw:style-name="gr40" draw:text-style-name="P11" svg:width="0.0382in" svg:height="0.1654in" svg:x="0.6059in" svg:y="0.0004in" svg:viewBox="0 0 98 421" svg:d="M98 212c0-34-4-85-27-133-25-51-63-79-66-79s-5 2-5 5c0 1 0 1 8 9 41 41 65 109 65 198 0 69-15 144-67 197-6 6-6 6-6 7 0 2 2 5 5 5s42-29 67-83c22-46 26-93 26-126z"><text:p/></draw:path></draw:g></draw:g></text:span><text:span text:style-name="T6"><text:line-break/>a<text:line-break/></text:span><text:span text:style-name="T6"><draw:g text:anchor-type="as-char" svg:y="-0.1236in" draw:z-index="11" draw:style-name="gr1"><svg:title>TexMaths</svg:title><svg:desc>12§display§t \in (0; 1)§svg§600§FALSE§</svg:desc><draw:g draw:style-name="gr2"><draw:path draw:style-name="gr25" draw:text-style-name="P10" svg:width="0.5965in" svg:height="0.1476in" svg:x="0.0051in" svg:y="0.0087in" svg:viewBox="0 0 1516 376" svg:d="M0 0c505 0 1011 0 1516 0 0 125 0 251 0 376-505 0-1011 0-1516 0 0-125 0-251 0-376z"><text:p/></draw:path><draw:path draw:style-name="gr26" draw:text-style-name="P11" svg:width="0.0508in" svg:height="0.1047in" svg:x="0.0004in" svg:y="0.0205in" svg:viewBox="0 0 130 267" svg:d="M77 96c13 0 26 0 39 0 9 0 14 0 14-9 0-4-5-4-12-4-12 0-26 0-38 0 16-60 18-69 18-71 0-7-6-12-13-12-1 0-13 1-17 16-4 22-10 44-15 67-13 0-27 0-40 0-8 0-13 0-13 7 0 6 4 6 12 6 12 0 25 0 37 0-30 118-32 125-32 132 0 23 15 39 38 39 43 0 67-60 67-64 0-3-3-3-4-3-4 0-4 1-6 6-18 42-41 52-56 52-8 0-13-6-13-19 0-11 1-13 3-20 10-41 20-82 31-123z"><text:p/></draw:path><draw:path draw:style-name="gr27" draw:text-style-name="P11" svg:width="0.0827in" svg:height="0.0953in" svg:x="0.1161in" svg:y="0.0346in" svg:viewBox="0 0 211 243" svg:d="M197 131c7 0 14 0 14-8 0-9-7-9-14-9-60 0-119 0-179 0 5-56 53-96 113-96 21 0 44 0 66 0 7 0 14-1 14-10 0-8-7-8-14-8-23 0-45 0-67 0-72 0-130 55-130 123 0 67 58 120 130 120 22 0 44 0 67 0 7 0 14 0 14-9 0-8-7-7-14-7-22 0-45 0-66 0-60 0-108-39-113-96 60 0 119 0 179 0z"><text:p/></draw:path><draw:path draw:style-name="gr28" draw:text-style-name="P11" svg:width="0.0378in" svg:height="0.165in" svg:x="0.2756in" svg:y="0in" svg:viewBox="0 0 97 420" svg:d="M97 415c0-2 0-2-7-9-53-53-66-132-66-196 0-73 16-146 68-199 5-5 5-5 5-7 0-3-1-4-3-4-5 0-44 29-68 82-21 47-26 93-26 128 0 32 4 83 28 130 25 52 61 80 66 80 2 0 3-2 3-5z"><text:p/></draw:path><draw:path draw:style-name="gr29" draw:text-style-name="P11" svg:width="0.0697in" svg:height="0.113in" svg:x="0.3295in" svg:y="0.0138in" svg:viewBox="0 0 178 288" svg:d="M178 145c0-32-3-67-17-97-19-41-54-48-72-48-25 0-57 11-73 50-14 29-16 63-16 95 0 33 2 69 19 101 18 34 49 42 70 42 23 0 54-8 73-48 13-30 16-61 16-95zM89 280c-17 0-42-11-49-52-5-24-5-62-5-87 0-27 0-54 3-77 9-51 40-54 51-54 13 0 42 7 49 49 5 24 5 55 5 82 0 32 0 60-5 86-6 40-30 53-49 53z"><text:p/></draw:path><draw:path draw:style-name="gr30" draw:text-style-name="P11" svg:width="0.0177in" svg:height="0.1024in" svg:x="0.4201in" svg:y="0.0531in" svg:viewBox="0 0 46 261" svg:d="M44 22c0-12-9-22-21-22s-23 10-23 22 11 22 23 22 21-10 21-22zM37 177c0 11 0 43-27 74-3 3-3 4-3 5 0 4 3 5 4 5 5 0 35-34 35-82 0-12 0-43-23-43-16 0-23 12-23 23 0 10 7 23 23 23 2 0 2 0 3-2 3 0 8-1 11-3z"><text:p/></draw:path><draw:path draw:style-name="gr31" draw:text-style-name="P11" svg:width="0.0543in" svg:height="0.1098in" svg:x="0.4941in" svg:y="0.0138in" svg:viewBox="0 0 139 280" svg:d="M86 11c0-10 0-11-9-11-27 28-64 28-77 28 0 4 0 8 0 13 8 0 34 0 55-11 0 72 0 144 0 216 0 15-1 21-38 21-5 0-10 0-15 0 0 5 0 9 0 13 16-2 52-2 69-2s54 0 68 2c0-4 0-8 0-13-5 0-8 0-13 0-38 0-40-5-40-21 0-78 0-157 0-235z"><text:p/></draw:path><draw:path draw:style-name="gr32" draw:text-style-name="P11" svg:width="0.0378in" svg:height="0.165in" svg:x="0.572in" svg:y="0in" svg:viewBox="0 0 97 420" svg:d="M97 210c0-32-5-84-27-131-26-51-62-79-66-79-3 0-4 1-4 4 0 2 0 2 7 10 42 41 66 109 66 196 0 71-15 145-68 199-5 4-5 4-5 6 0 3 1 5 4 5 4 0 42-29 67-82 21-47 26-94 26-128z"><text:p/></draw:path></draw:g></draw:g></text:span><text:span text:style-name="T6"><text:line-break/></text:span><text:span text:style-name="T5">Pokud existuje </text:span><text:span text:style-name="T3">tento</text:span><text:span text:style-name="T5"> průsečík, útvary se nám překrývají. </text:span><text:span text:style-name="T7">Díky tomu, že používáme otevřené intervaly a ne uzavřené se nemůže stát, že bychom našli průsečík bez plochy (kdy by se tedy dotýkaly jen hrany).</text:span></text:p>
        </text:list-item>
      </text:list>
      <text:p text:style-name="P9"><text:span text:style-name="T8">Časová složitost</text:span></text:p>
      <text:list xml:id="list3709404760" text:style-name="L2">
        <text:list-item>
          <text:p text:style-name="P7"><text:span text:style-name="T8">P</text:span><text:span text:style-name="T2">rvní bod vyřešíme v časové složitosti </text:span><text:span text:style-name="T2"><draw:g text:anchor-type="as-char" svg:y="-0.1236in" draw:z-index="12" draw:style-name="gr1"><svg:title>TexMaths</svg:title><svg:desc>12§display§O(n)§svg§600§FALSE§</svg:desc><draw:g draw:style-name="gr2"><draw:path draw:style-name="gr20" draw:text-style-name="P10" svg:width="0.3252in" svg:height="0.148in" svg:x="0.0008in" svg:y="0.0091in" svg:viewBox="0 0 827 377" svg:d="M415 377c-139 0-277 0-415 0 0-126 0-251 0-377 276 0 552 0 827 0 0 126 0 251 0 377-138 0-275 0-412 0z"><text:p/></draw:path><draw:path draw:style-name="gr21" draw:text-style-name="P11" svg:width="0.1142in" svg:height="0.1197in" svg:x="0.0004in" svg:y="0.0079in" svg:viewBox="0 0 291 305" svg:d="M291 113c0-67-44-113-106-113-91 0-185 96-185 194 0 68 48 111 108 111 90 0 183-91 183-192zM110 294c-40 0-70-34-70-88 0-18 6-81 38-130 29-44 71-65 103-65 35 0 73 23 73 86 0 30-12 97-53 147-20 25-55 50-91 50z"><text:p/></draw:path><draw:path draw:style-name="gr22" draw:text-style-name="P11" svg:width="0.0378in" svg:height="0.1654in" svg:x="0.1402in" svg:y="0.0004in" svg:viewBox="0 0 97 421" svg:d="M97 416c0-1 0-1-7-9-53-54-66-133-66-195 0-75 16-148 68-200 5-6 5-6 5-7 0-4-1-5-3-5-5 0-44 29-68 83-21 46-26 92-26 129 0 31 5 81 28 129 25 52 61 80 66 80 2 0 3-1 3-5z"><text:p/></draw:path><draw:path draw:style-name="gr23" draw:text-style-name="P11" svg:width="0.0894in" svg:height="0.0748in" svg:x="0.1925in" svg:y="0.0516in" svg:viewBox="0 0 228 191" svg:d="M24 161c-1 7-4 17-4 19 0 8 6 11 12 11s14-3 16-12c1-1 6-20 8-31 4-13 6-25 10-37 2-10 5-20 7-29 1-7 5-19 5-21 7-13 29-51 69-51 18 0 23 15 23 28 0 27-21 81-27 99-4 10-5 14-5 19 0 21 14 35 35 35 39 0 55-61 55-65 0-3-4-3-5-3-5 0-5 1-6 7-8 29-23 52-43 52-7 0-11-4-11-14 0-11 4-20 8-30 8-23 26-68 26-92 0-29-18-46-48-46-39 0-59 28-66 37-3-24-19-37-39-37s-27 17-32 24c-6 14-12 40-12 41 0 5 4 5 5 5 3 0 5-1 7-10 7-30 16-50 30-50 8 0 13 4 13 19 0 8-1 13-6 35-8 32-17 65-25 97z"><text:p/></draw:path><draw:path draw:style-name="gr24" draw:text-style-name="P11" svg:width="0.0382in" svg:height="0.1654in" svg:x="0.2965in" svg:y="0.0004in" svg:viewBox="0 0 98 421" svg:d="M98 212c0-34-4-85-27-133-25-51-63-79-66-79s-5 2-5 5c0 1 0 1 8 9 41 41 65 109 65 198 0 69-15 144-67 197-6 6-6 6-6 7 0 2 2 5 5 5s42-29 67-83c22-46 26-93 26-126z"><text:p/></draw:path></draw:g></draw:g></text:span><text:span text:style-name="T2">, protože kontrolujeme počet hran v nějakém směru.</text:span></text:p>
        </text:list-item>
        <text:list-item>
          <text:p text:style-name="P7"><text:span text:style-name="T2">Druhý bod vyřešíme v časové složitosti </text:span><text:span text:style-name="T2"><draw:g text:anchor-type="as-char" svg:y="-0.1453in" draw:z-index="13" draw:style-name="gr1"><svg:title>TexMaths</svg:title><svg:desc>12§display§O(n^2)§svg§600§FALSE§</svg:desc><draw:g draw:style-name="gr2"><draw:path draw:style-name="gr14" draw:text-style-name="P10" svg:width="0.3996in" svg:height="0.1693in" svg:x="0.0008in" svg:y="0.0091in" svg:viewBox="0 0 1016 431" svg:d="M509 431c-171 0-340 0-509 0 0-144 0-287 0-431 338 0 678 0 1016 0 0 144 0 287 0 431-169 0-338 0-507 0z"><text:p/></draw:path><draw:path draw:style-name="gr15" draw:text-style-name="P11" svg:width="0.1146in" svg:height="0.1197in" svg:x="0.0004in" svg:y="0.0291in" svg:viewBox="0 0 292 305" svg:d="M292 113c0-67-45-113-108-113-90 0-184 95-184 193 0 69 48 112 108 112 90 0 184-91 184-192zM110 294c-40 0-70-35-70-89 0-18 6-80 38-129 29-44 71-65 103-65 35 0 73 23 73 85 0 31-12 96-54 149-19 24-54 49-90 49z"><text:p/></draw:path><draw:path draw:style-name="gr16" draw:text-style-name="P11" svg:width="0.0382in" svg:height="0.165in" svg:x="0.1398in" svg:y="0.0217in" svg:viewBox="0 0 98 420" svg:d="M98 416c0-2 0-2-7-9-53-54-66-133-66-197 0-73 16-146 67-199 6-5 6-5 6-6 0-4-2-5-4-5-4 0-42 29-66 82-22 46-28 93-28 128 0 34 5 83 29 131 25 52 61 79 65 79 2 0 4-1 4-4z"><text:p/></draw:path><draw:path draw:style-name="gr17" draw:text-style-name="P11" svg:width="0.0898in" svg:height="0.0748in" svg:x="0.1925in" svg:y="0.0724in" svg:viewBox="0 0 229 191" svg:d="M25 161c-1 7-3 17-3 18 0 8 6 12 12 12 4 0 13-4 15-12 0-1 6-20 9-31 2-13 6-26 8-38 4-9 6-19 7-28 3-8 6-20 6-21 6-13 29-51 69-51 19 0 22 15 22 28 0 27-20 81-27 99-4 10-4 14-4 19 0 21 15 35 35 35 40 0 55-61 55-65 0-5-5-5-6-5-3 0-3 1-6 9-8 29-21 51-43 51-7 0-10-3-10-13 0-11 4-21 8-30 8-23 26-68 26-92 0-29-18-46-49-46-37 0-59 26-65 37-2-24-20-37-40-37-19 0-27 17-31 24-7 14-13 40-13 41 0 5 5 5 6 5 4 0 4-2 7-10 7-30 16-50 30-50 9 0 13 4 13 19 0 8-1 13-7 35-8 32-15 64-24 97z"><text:p/></draw:path><draw:path draw:style-name="gr18" draw:text-style-name="P11" svg:width="0.0512in" svg:height="0.0768in" svg:x="0.2941in" svg:y="0.0004in" svg:viewBox="0 0 131 196" svg:d="M131 143c-4 0-6 0-10 0-1 6-5 23-8 26-3 2-25 2-29 2-18 0-36 0-54 0 30-27 41-35 59-50 21-17 42-36 42-63 0-36-31-58-70-58-36 0-61 26-61 53 0 15 13 17 16 17 7 0 15-5 15-16 0-6-1-16-17-16 10-21 29-27 44-27 28 0 44 23 44 47 0 25-18 45-28 56-24 23-46 47-70 71-4 2-4 2-4 11 41 0 82 0 122 0 3-18 6-36 9-53z"><text:p/></draw:path><draw:path draw:style-name="gr19" draw:text-style-name="P11" svg:width="0.0382in" svg:height="0.165in" svg:x="0.3705in" svg:y="0.0217in" svg:viewBox="0 0 98 420" svg:d="M98 210c0-32-4-83-27-131-25-51-63-79-66-79s-5 1-5 5c0 1 0 1 8 9 41 41 65 108 65 196 0 71-15 145-67 198-6 6-6 6-6 8s2 4 5 4 42-29 67-83c22-45 26-91 26-127z"><text:p/></draw:path></draw:g></draw:g></text:span><text:span text:style-name="T2">, protože kontrolujeme u neuspořádaných dvojic hran, kde každá je z jiného n-úhelníku.</text:span></text:p>
        </text:list-item>
      </text:list>
      <text:p text:style-name="P8"><text:span text:style-name="T2">Celková časová složitost tedy bude </text:span><text:span text:style-name="T2"><draw:g text:anchor-type="as-char" svg:y="-0.1453in" draw:z-index="15" draw:style-name="gr1"><svg:title>TexMaths</svg:title><svg:desc>12§display§O(n^2)§svg§600§FALSE§</svg:desc><draw:g draw:style-name="gr2"><draw:path draw:style-name="gr3" draw:text-style-name="P10" svg:width="0.3996in" svg:height="0.1693in" svg:x="0.0008in" svg:y="0.0091in" svg:viewBox="0 0 1016 431" svg:d="M509 431c-171 0-340 0-509 0 0-144 0-287 0-431 338 0 678 0 1016 0 0 144 0 287 0 431-169 0-338 0-507 0z"><text:p/></draw:path><draw:path draw:style-name="gr4" draw:text-style-name="P11" svg:width="0.1146in" svg:height="0.1197in" svg:x="0.0004in" svg:y="0.0291in" svg:viewBox="0 0 292 305" svg:d="M292 113c0-67-45-113-108-113-90 0-184 95-184 193 0 69 48 112 108 112 90 0 184-91 184-192zM110 294c-40 0-70-35-70-89 0-18 6-80 38-129 29-44 71-65 103-65 35 0 73 23 73 85 0 31-12 96-54 149-19 24-54 49-90 49z"><text:p/></draw:path><draw:path draw:style-name="gr5" draw:text-style-name="P11" svg:width="0.0382in" svg:height="0.165in" svg:x="0.1398in" svg:y="0.0217in" svg:viewBox="0 0 98 420" svg:d="M98 416c0-2 0-2-7-9-53-54-66-133-66-197 0-73 16-146 67-199 6-5 6-5 6-6 0-4-2-5-4-5-4 0-42 29-66 82-22 46-28 93-28 128 0 34 5 83 29 131 25 52 61 79 65 79 2 0 4-1 4-4z"><text:p/></draw:path><draw:path draw:style-name="gr6" draw:text-style-name="P11" svg:width="0.0898in" svg:height="0.0748in" svg:x="0.1925in" svg:y="0.0724in" svg:viewBox="0 0 229 191" svg:d="M25 161c-1 7-3 17-3 18 0 8 6 12 12 12 4 0 13-4 15-12 0-1 6-20 9-31 2-13 6-26 8-38 4-9 6-19 7-28 3-8 6-20 6-21 6-13 29-51 69-51 19 0 22 15 22 28 0 27-20 81-27 99-4 10-4 14-4 19 0 21 15 35 35 35 40 0 55-61 55-65 0-5-5-5-6-5-3 0-3 1-6 9-8 29-21 51-43 51-7 0-10-3-10-13 0-11 4-21 8-30 8-23 26-68 26-92 0-29-18-46-49-46-37 0-59 26-65 37-2-24-20-37-40-37-19 0-27 17-31 24-7 14-13 40-13 41 0 5 5 5 6 5 4 0 4-2 7-10 7-30 16-50 30-50 9 0 13 4 13 19 0 8-1 13-7 35-8 32-15 64-24 97z"><text:p/></draw:path><draw:path draw:style-name="gr7" draw:text-style-name="P11" svg:width="0.0512in" svg:height="0.0768in" svg:x="0.2941in" svg:y="0.0004in" svg:viewBox="0 0 131 196" svg:d="M131 143c-4 0-6 0-10 0-1 6-5 23-8 26-3 2-25 2-29 2-18 0-36 0-54 0 30-27 41-35 59-50 21-17 42-36 42-63 0-36-31-58-70-58-36 0-61 26-61 53 0 15 13 17 16 17 7 0 15-5 15-16 0-6-1-16-17-16 10-21 29-27 44-27 28 0 44 23 44 47 0 25-18 45-28 56-24 23-46 47-70 71-4 2-4 2-4 11 41 0 82 0 122 0 3-18 6-36 9-53z"><text:p/></draw:path><draw:path draw:style-name="gr8" draw:text-style-name="P11" svg:width="0.0382in" svg:height="0.165in" svg:x="0.3705in" svg:y="0.0217in" svg:viewBox="0 0 98 420" svg:d="M98 210c0-32-4-83-27-131-25-51-63-79-66-79s-5 1-5 5c0 1 0 1 8 9 41 41 65 108 65 196 0 71-15 145-67 198-6 6-6 6-6 8s2 4 5 4 42-29 67-83c22-45 26-91 26-127z"><text:p/></draw:path></draw:g></draw:g></text:span><text:span text:style-name="T2">.</text:span></text:p>
      <text:p text:style-name="P6"><text:span text:style-name="T2"/></text:p>
      <text:p text:style-name="P6"><text:span text:style-name="T2">Paměťová složitost – vyřešíme v složitosti </text:span><text:span text:style-name="T2"><draw:g text:anchor-type="as-char" svg:y="-0.1236in" draw:z-index="14" draw:style-name="gr1"><svg:title>TexMaths</svg:title><svg:desc>12§display§O(n)§svg§600§FALSE§</svg:desc><draw:g draw:style-name="gr2"><draw:path draw:style-name="gr9" draw:text-style-name="P10" svg:width="0.3252in" svg:height="0.148in" svg:x="0.0008in" svg:y="0.0091in" svg:viewBox="0 0 827 377" svg:d="M415 377c-139 0-277 0-415 0 0-126 0-251 0-377 276 0 552 0 827 0 0 126 0 251 0 377-138 0-275 0-412 0z"><text:p/></draw:path><draw:path draw:style-name="gr10" draw:text-style-name="P11" svg:width="0.1142in" svg:height="0.1197in" svg:x="0.0004in" svg:y="0.0079in" svg:viewBox="0 0 291 305" svg:d="M291 113c0-67-44-113-106-113-91 0-185 96-185 194 0 68 48 111 108 111 90 0 183-91 183-192zM110 294c-40 0-70-34-70-88 0-18 6-81 38-130 29-44 71-65 103-65 35 0 73 23 73 86 0 30-12 97-53 147-20 25-55 50-91 50z"><text:p/></draw:path><draw:path draw:style-name="gr11" draw:text-style-name="P11" svg:width="0.0378in" svg:height="0.1654in" svg:x="0.1402in" svg:y="0.0004in" svg:viewBox="0 0 97 421" svg:d="M97 416c0-1 0-1-7-9-53-54-66-133-66-195 0-75 16-148 68-200 5-6 5-6 5-7 0-4-1-5-3-5-5 0-44 29-68 83-21 46-26 92-26 129 0 31 5 81 28 129 25 52 61 80 66 80 2 0 3-1 3-5z"><text:p/></draw:path><draw:path draw:style-name="gr12" draw:text-style-name="P11" svg:width="0.0894in" svg:height="0.0748in" svg:x="0.1925in" svg:y="0.0516in" svg:viewBox="0 0 228 191" svg:d="M24 161c-1 7-4 17-4 19 0 8 6 11 12 11s14-3 16-12c1-1 6-20 8-31 4-13 6-25 10-37 2-10 5-20 7-29 1-7 5-19 5-21 7-13 29-51 69-51 18 0 23 15 23 28 0 27-21 81-27 99-4 10-5 14-5 19 0 21 14 35 35 35 39 0 55-61 55-65 0-3-4-3-5-3-5 0-5 1-6 7-8 29-23 52-43 52-7 0-11-4-11-14 0-11 4-20 8-30 8-23 26-68 26-92 0-29-18-46-48-46-39 0-59 28-66 37-3-24-19-37-39-37s-27 17-32 24c-6 14-12 40-12 41 0 5 4 5 5 5 3 0 5-1 7-10 7-30 16-50 30-50 8 0 13 4 13 19 0 8-1 13-6 35-8 32-17 65-25 97z"><text:p/></draw:path><draw:path draw:style-name="gr13" draw:text-style-name="P11" svg:width="0.0382in" svg:height="0.1654in" svg:x="0.2965in" svg:y="0.0004in" svg:viewBox="0 0 98 421" svg:d="M98 212c0-34-4-85-27-133-25-51-63-79-66-79s-5 2-5 5c0 1 0 1 8 9 41 41 65 109 65 198 0 69-15 144-67 197-6 6-6 6-6 7 0 2 2 5 5 5s42-29 67-83c22-46 26-93 26-126z"><text:p/></draw:path></draw:g></draw:g></text:span><text:span text:style-name="T2">, protože si potřebujeme pamatovat všechny vrcholy a hrany n-úhelníku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0T09:44:29.606280009</meta:creation-date>
    <meta:generator>LibreOffice/7.1.8.1$Linux_X86_64 LibreOffice_project/10$Build-1</meta:generator>
    <meta:print-date>2021-12-20T11:12:34.140468425</meta:print-date>
    <dc:date>2021-12-20T11:41:37.445383584</dc:date>
    <meta:editing-duration>PT28M52S</meta:editing-duration>
    <meta:editing-cycles>1</meta:editing-cycles>
    <meta:document-statistic meta:table-count="0" meta:image-count="0" meta:object-count="0" meta:page-count="2" meta:paragraph-count="10" meta:word-count="197" meta:character-count="1272" meta:non-whitespace-character-count="1070"/>
  </office:meta>
</office:document-meta>
</file>